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5_2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Leon Morai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February 18, 1894</text:p>
      <text:p text:style-name="P5">Month<text:tab/><text:tab/><text:tab/><text:tab/><text:tab/><text:tab/>February</text:p>
      <text:p text:style-name="P5">Year<text:tab/><text:tab/><text:tab/><text:tab/><text:tab/><text:tab/>1894</text:p>
      <text:p text:style-name="P5">Hebrew Date<text:tab/><text:tab/><text:tab/><text:tab/><text:tab/></text:p>
      <text:p text:style-name="P5">Undated</text:p>
      <text:p text:style-name="P5">City<text:tab/><text:tab/><text:tab/><text:tab/><text:tab/><text:tab/>Kansas City</text:p>
      <text:p text:style-name="P5">State<text:tab/><text:tab/><text:tab/><text:tab/><text:tab/><text:tab/>MO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STEPHENS LITH. &amp; ENG. CO. ST. LOUIS./</text:p>
      <text:p text:style-name="P2">[Picture of the New Coates Hotel]</text:p>
      <text:p text:style-name="P2">BROADWAY/</text:p>
      <text:p text:style-name="P3">THE NEW COATES./</text:p>
      <text:p text:style-name="P3">ABSOLUTELY FIREPROOF/</text:p>
      <text:p text:style-name="P3">THE LARGEST AND FINEST HOTEL IN THE CITY./</text:p>
      <text:p text:style-name="P3">COATES HOUSE MANAGEMENT CO./</text:p>
      <text:p text:style-name="P3">PROPRIETORS/</text:p>
      <text:p text:style-name="P3">J. L. COATES, PRES'T. &amp; MANAGER/</text:p>
      <text:p text:style-name="P3">A. C. COATES, SEC'Y. &amp; TREAS./</text:p>
      <text:p text:style-name="P3">C. G. BAIRD, ASS'T. MANAGER./</text:p>
      <text:p text:style-name="P3">COATES/ OPERA HOUSE/ ON DIAGONAL/ CORNER./ BEST/ ATTRACTIONS/ ONLY./</text:p>
      <text:p text:style-name="P3">KANSAS CITY, MO. Feb 18<text:span text:style-name="T2">th</text:span><text:span text:style-name="T3"> 1894/</text:span></text:p>
      <text:p text:style-name="P2"><text:soft-page-break/><text:span text:style-name="T3">Dear Father/</text:span></text:p>
      <text:p text:style-name="P2"><text:span text:style-name="T3"><text:tab/>I have had so much/ to do in the way of paying up/ and looking for a situation that I/ thought I would defer writing to/ you until today./</text:span></text:p>
      <text:p text:style-name="P2"><text:span text:style-name="T3"><text:tab/>I find that by ac-/ting squarely I have regained all/ my old friends and I think I shall/ have no trouble in securing some/ kind of a situation however small/ the salary may be I shall take/ anything for a time until some-/thing better turns up./</text:span></text:p>
      <text:p text:style-name="P2"><text:span text:style-name="T3"><text:tab/>The past has/ been a terrible blow to all of/ us and I shall do all in my/ power to redeem it, I have indeed/</text:span></text:p>
      <text:p text:style-name="P2"><text:span text:style-name="T3"/></text:p>
      <text:p text:style-name="P2"><text:span text:style-name="T3">[Page 2]</text:span></text:p>
      <text:p text:style-name="P2"><text:span text:style-name="T3">had a terrible and costly lesson./</text:span></text:p>
      <text:p text:style-name="P2"><text:span text:style-name="T3"><text:tab/>I have addressed/ Nina and Mr Cohen twice since/ I have been here and shall/ write again to day, mainly to/ forward receipts etc./</text:span></text:p>
      <text:p text:style-name="P2"><text:span text:style-name="T3"><text:tab/>I shall/ write next at length when I/ have secured a situation./</text:span></text:p>
      <text:p text:style-name="P2"><text:span text:style-name="T3"><text:tab/>With much love/ write soon/ Leon/</text:span></text:p>
      <text:p text:style-name="P2"><text:span text:style-name="T3">1324 Central St./ Kansas City/ Mo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0T13:47:17.26</meta:creation-date>
    <dc:date>2011-12-20T13:54:02.29</dc:date>
    <dc:creator>Penn Libraries</dc:creator>
    <meta:editing-duration>PT00H06M45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84" meta:word-count="389" meta:character-count="2475"/>
  </office:meta>
</office:document-meta>
</file>